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427.9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937.4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4"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0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2.3pt" draw:z-index="4" draw:style-name="gr3" draw:text-style-name="P3" svg:width="39.74pt" svg:height="15.05pt" svg:x="22.08pt" svg:y="19.67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5pt" draw:z-index="5" draw:style-name="gr3" draw:text-style-name="P3" svg:width="39.49pt" svg:height="15.05pt" svg:x="64.26pt" svg:y="16.87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2">00/00/0000</text:date>, <text:time style:data-style-name="N2" text:time-value="19:08:00.0982065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0-12T19:55:36.899753038</dc:date>
    <meta:editing-duration>P73DT59M40S</meta:editing-duration>
    <meta:editing-cycles>2972</meta:editing-cycles>
    <meta:generator>LibreOffice/6.0.7.3$Linux_X86_64 LibreOffice_project/00m0$Build-3</meta:generator>
    <meta:document-statistic meta:table-count="3" meta:cell-count="521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